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d37f" officeooo:paragraph-rsid="001bd37f"/>
    </style:style>
    <style:style style:name="P2" style:family="paragraph" style:parent-style-name="Standard">
      <style:paragraph-properties fo:text-align="center" style:justify-single-word="false"/>
      <style:text-properties officeooo:rsid="001bd37f" officeooo:paragraph-rsid="001bd37f"/>
    </style:style>
    <style:style style:name="P3" style:family="paragraph" style:parent-style-name="Standard">
      <style:paragraph-properties fo:text-align="start" style:justify-single-word="false"/>
      <style:text-properties officeooo:rsid="001ca7aa" officeooo:paragraph-rsid="001ca7a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d37f" officeooo:paragraph-rsid="001bd37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d37f" officeooo:paragraph-rsid="001bd37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a7aa" officeooo:paragraph-rsid="001ca7a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ad6c" officeooo:paragraph-rsid="001ca7a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dad6c" officeooo:paragraph-rsid="001dad6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a32f" style:font-weight-asian="normal" style:font-weight-complex="normal"/>
    </style:style>
    <style:style style:name="T4" style:family="text">
      <style:text-properties fo:font-weight="normal" officeooo:rsid="001dad6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ntineiros</text:p>
      <text:p text:style-name="P4"/>
      <text:p text:style-name="P1"><text:span text:style-name="T2">Nome: André Briani, Diego Bernardi e Tiago Funk</text:span></text:p>
      <text:p text:style-name="P5"/>
      <text:p text:style-name="P5">Parceiros-chave: Professores, Monitores, Udesc.</text:p>
      <text:p text:style-name="P5"/>
      <text:p text:style-name="P5">Atividades chaves: Agilizar o processo de compra e venda em uma cantina escolar.</text:p>
      <text:p text:style-name="P5"/>
      <text:p text:style-name="P5">Oferta de valor: Agilizador de processos, auxilia a estimativa de preparo diário de lanche, e evita desperdício, Funcionários a menos, </text:p>
      <text:p text:style-name="P5"/>
      <text:p text:style-name="P6">Relacionamento com clientes: Ser transparente, sempre buscar feedbacks com os clientes, ou seja, sempre manter-se próximo ao cliente.</text:p>
      <text:p text:style-name="P6"/>
      <text:p text:style-name="P6">Canais de venda: Propaganda boca a boca em universidades e colégios e marketing digital.</text:p>
      <text:p text:style-name="P6"/>
      <text:p text:style-name="P3"><text:span text:style-name="T2">Segmentos de clientes: donos de cantinas. Seu</text:span><text:span text:style-name="T3"> perfil é de pequeno empreendedor, </text:span><text:span text:style-name="T4">Geralmente são chefes e funcionários, <text:s/>trabalham para si para poder se sustentar. Universidades e colégios.</text:span></text:p>
      <text:p text:style-name="P7"/>
      <text:p text:style-name="P8">Fonte de custos: Mão de obra, marketing, infraestrutura.</text:p>
      <text:p text:style-name="P8"/>
      <text:p text:style-name="P8">Fontes de receita: Cobrar taxas mensais, subdivididas em planos <text:s/>e com a possibilidade de desconto na aquisição de mais de uma licença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48:47.197995925</meta:creation-date>
    <dc:date>2017-09-26T11:18:33.946688115</dc:date>
    <meta:editing-duration>PT22M1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35" meta:character-count="919" meta:non-whitespace-character-count="791"/>
  </office:meta>
</office:document-meta>
</file>